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2" style:family="paragraph" style:parent-style-name="Heading_20_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name-asian="Times New Roman1" style:font-size-asian="12pt" style:font-name-complex="Times New Roman1" style:font-size-complex="12pt"/>
    </style:style>
    <style:style style:name="P6" style:family="paragraph" style:parent-style-name="Text_20_body">
      <style:paragraph-properties fo:margin-top="0cm" fo:margin-bottom="0cm" fo:line-height="100%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9.69999980926514pt" fo:font-style="normal" style:text-underline-style="none" fo:font-weight="normal" style:text-blinking="false" fo:background-color="transparent" style:font-size-asian="9.69999980926514pt" style:font-size-complex="9.69999980926514pt"/>
    </style:style>
    <style:style style:name="P8" style:family="paragraph" style:parent-style-name="Text_20_body" style:list-style-name="L1">
      <style:paragraph-properties fo:margin-top="0cm" fo:margin-bottom="0cm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T1" style:family="text">
      <style:text-properties style:text-position="super 58%"/>
    </style:style>
    <style:style style:name="T2" style:family="text">
      <style:text-properties style:font-name="Times New Roman" style:font-name-asian="TimesNewRomanPSMT" style:font-name-complex="TimesNewRomanPSMT"/>
    </style:style>
    <style:style style:name="T3" style:family="text">
      <style:text-properties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4"/>
      <text:h text:style-name="P1" text:outline-level="1">Information :</text:h>
      <text:list xml:id="list4151028737165103954" text:style-name="L2">
        <text:list-item>
          <text:p text:style-name="P9">General diagram. Explain each section more input output</text:p>
        </text:list-item>
        <text:list-item>
          <text:p text:style-name="P9">take out API diagram to general archi</text:p>
        </text:list-item>
        <text:list-item>
          <text:p text:style-name="P9">give name api, arrows representations</text:p>
        </text:list-item>
        <text:list-item>
          <text:p text:style-name="P9">bot explain</text:p>
        </text:list-item>
        <text:list-item>
          <text:p text:style-name="P9">talk about what they are doing MCTS API</text:p>
        </text:list-item>
        <text:list-item>
          <text:p text:style-name="P9">explain module MCTS parallelization signals</text:p>
        </text:list-item>
      </text:list>
      <text:p text:style-name="P5"/>
      <text:p text:style-name="P10"><text:span text:style-name="T3"/></text:p>
      <text:p text:style-name="P3">MCTS parcourt les arbres et fait les simula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 </meta:initial-creator>
    <meta:creation-date>2014-09-24T22:08:19.86</meta:creation-date>
    <dc:date>2014-11-26T21:44:04.44</dc:date>
    <dc:creator>Dan </dc:creator>
    <meta:editing-duration>P1DT5M16S</meta:editing-duration>
    <meta:editing-cycles>541</meta:editing-cycles>
    <meta:generator>OpenOffice/4.1.1$Win32 OpenOffice.org_project/411m6$Build-9775</meta:generator>
    <meta:document-statistic meta:table-count="0" meta:image-count="0" meta:object-count="0" meta:page-count="1" meta:paragraph-count="8" meta:word-count="51" meta:character-count="289"/>
  </office:meta>
</office:document-meta>
</file>